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595cm" fo:min-width="10.30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05cm" fo:min-width="18.6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3.4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7.27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8.34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7.74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5.77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094cm" fo:min-width="7.236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2.013cm" fo:min-width="0.9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842cm" fo:min-width="0.93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711cm" svg:x="21.9cm" svg:y="11.989cm">
          <text:p text:style-name="P1"><text:span text:style-name="T1">Wakame CI server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10.9cm" svg:height="4.711cm" svg:x="21.9cm" svg:y="2cm">
          <text:p text:style-name="P1"><text:span text:style-name="T1">http://dlc.wakame.axsh.jp/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22cm" svg:height="4.8cm" svg:x="1.2cm" svg:y="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236cm" svg:height="1.6cm" svg:x="1.7cm" svg:y="1.9cm">
          <text:p text:style-name="P1"><text:span text:style-name="T1">vm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027cm" svg:height="1.6cm" svg:x="13.173cm" svg:y="1.9cm">
          <text:p text:style-name="P1"><text:span text:style-name="T1">kemukins-box-rhel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1cm" svg:height="1.6cm" svg:x="10.3cm" svg:y="15cm">
          <text:p text:style-name="P1"><text:span text:style-name="T1">buildshelf-rhel6-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5cm" svg:height="1.6cm" svg:x="1.4cm" svg:y="15cm">
          <text:p text:style-name="P1"><text:span text:style-name="T1">buildbook-rhel6-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6.526cm" svg:height="1.6cm" svg:x="6.3cm" svg:y="1.9cm">
          <text:p text:style-name="P1"><text:span text:style-name="T1"><text:s/></text:span><text:span text:style-name="T1">buildbook-rhel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7.992cm" svg:height="1.6cm" svg:x="23.4cm" svg:y="8.7cm">
          <text:p text:style-name="P1"><text:span text:style-name="T1">wakame-ci-clu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1cm" svg:height="2.7cm" svg:x="25.8cm" svg:y="6.4cm">
          <text:p/>
          <draw:enhanced-geometry svg:viewBox="0 0 21600 21600" draw:text-areas="?f0 0 ?f2 ?f5" draw:type="down-arrow" draw:modifiers="13403.035912625 5440.051596259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3.1cm" svg:height="2.7cm" svg:x="25.8cm" svg:y="10.1cm">
          <text:p/>
          <draw:enhanced-geometry svg:viewBox="0 0 21600 21600" draw:text-areas="?f0 0 ?f2 ?f5" draw:type="down-arrow" draw:modifiers="13403.035912625 5440.051596259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16:30:53.261312237</meta:creation-date>
    <dc:date>2014-11-13T17:26:19.561626971</dc:date>
    <meta:editing-duration>PT47M44S</meta:editing-duration>
    <meta:editing-cycles>18</meta:editing-cycles>
    <meta:generator>LibreOffice/4.3.3.2$Linux_X86_64 LibreOffice_project/430m0$Build-2</meta:generator>
    <meta:document-statistic meta:object-count="11"/>
  </office:meta>
</office:document-meta>
</file>